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size="20pt" style:font-size-asian="20pt" style:font-size-complex="20pt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3" table:default-cell-style-name="ce19"/>
        <table:table-column table:style-name="co3" table:number-columns-repeated="3" table:default-cell-style-name="Default"/>
        <table:table-column table:style-name="co4" table:number-columns-repeated="1014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 = stimme überhaupt nicht zu <text:s text:c="5"/>5 = stimme voll und ganz zu </text:p>
          </table:table-cell>
          <table:table-cell/>
          <table:table-cell table:style-name="Default"/>
          <table:table-cell table:number-columns-repeated="1017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0" office:value-type="string" calcext:value-type="string">
            <text:p>Nr.</text:p>
          </table:table-cell>
          <table:table-cell table:style-name="ce16" office:value-type="string" calcext:value-type="string">
            <text:p>Aussage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Ich denke, dass ich die Website gerne häufig benutzen würde.</text:p>
          </table:table-cell>
          <table:table-cell table:style-name="ce12"/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Ich finde das System unnötig komplex.</text:p>
          </table:table-cell>
          <table:table-cell table:style-name="ce12"/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Ich fand die Website einfach zu benutzen.</text:p>
          </table:table-cell>
          <table:table-cell table:style-name="ce12"/>
          <table:table-cell/>
          <table:table-cell table:style-name="ce19"/>
          <table:table-cell table:style-name="ce19" office:value-type="string" calcext:value-type="string">
            <text:p>x</text:p>
          </table:table-cell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Ich glaube, ich würde die Hilfe einer technisch versierten Person benötigen, um</text:p>
            <text:p>das System benutzen zu können.</text:p>
          </table:table-cell>
          <table:table-cell table:style-name="ce12"/>
          <table:table-cell office:value-type="string" calcext:value-type="string">
            <text:p>x</text:p>
          </table:table-cell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Ich fand, die verschiedenen Funktionen in diesem System waren gut integriert.</text:p>
          </table:table-cell>
          <table:table-cell table:style-name="ce12"/>
          <table:table-cell/>
          <table:table-cell table:style-name="ce19"/>
          <table:table-cell table:style-name="ce19" office:value-type="string" calcext:value-type="string">
            <text:p>x</text:p>
          </table:table-cell>
          <table:table-cell table:style-name="ce24"/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1012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Ich denke, das System enthielt zu viele Inkonsistenzen.</text:p>
          </table:table-cell>
          <table:table-cell table:style-name="ce12"/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 Ich kann mir vorstellen, dass die meisten Menschen den Umgang mit diesem</text:p>
            <text:p>System sehr schnell lernen.</text:p>
          </table:table-cell>
          <table:table-cell table:style-name="ce12"/>
          <table:table-cell/>
          <table:table-cell table:style-name="ce19" table:number-columns-repeated="2"/>
          <table:table-cell table:style-name="ce24" office:value-type="string" calcext:value-type="string">
            <text:p>x</text:p>
          </table:table-cell>
          <table:table-cell table:style-name="ce9" table:number-columns-repeated="1014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Ich fand das System sehr umständlich zu nutzen.</text:p>
          </table:table-cell>
          <table:table-cell table:style-name="ce12"/>
          <table:table-cell office:value-type="string" calcext:value-type="string">
            <text:p>x</text:p>
          </table:table-cell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Ich fühlte mich bei der Benutzung des Systems sehr sicher</text:p>
          </table:table-cell>
          <table:table-cell table:style-name="ce12"/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24"/>
          <table:table-cell table:style-name="ce9" table:number-columns-repeated="1014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<text:s/>Ich musste eine Menge lernen, bevor ich anfangen konnte das System zu verwenden.</text:p>
          </table:table-cell>
          <table:table-cell table:style-name="ce19"/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24"/>
          <table:table-cell table:style-name="ce9" table:number-columns-repeated="1014"/>
        </table:table-row>
        <table:table-row table:style-name="ro1">
          <table:table-cell table:style-name="ce3" table:number-columns-repeated="7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4">
          <table:table-cell/>
          <table:table-cell table:style-name="Default"/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table:style-name="ce7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20:56:02.675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7T20:56:55.249000000</dc:date>
    <meta:editing-duration>PT25M50S</meta:editing-duration>
    <meta:editing-cycles>6</meta:editing-cycles>
    <meta:generator>LibreOffice/7.2.0.4$Windows_X86_64 LibreOffice_project/9a9c6381e3f7a62afc1329bd359cc48accb6435b</meta:generator>
    <meta:document-statistic meta:table-count="1" meta:cell-count="40" meta:object-count="0"/>
  </office:meta>
</office:document-meta>
</file>